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807E2A67C3DBC6CC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15cm, 1.604cm, 5.704cm, 3.21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1cm" svg:height="23.199cm" svg:x="0.992cm" svg:y="2.392cm">
          <draw:image xlink:href="Pictures/10000000000005E8000007E0807E2A67C3DBC6C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2-01T16:24:41.951633784</dc:date>
    <meta:editing-duration>PT3M39S</meta:editing-duration>
    <meta:editing-cycles>6</meta:editing-cycles>
    <meta:generator>LibreOffice/7.6.3.2$MacOSX_AARCH64 LibreOffice_project/29d686fea9f6705b262d369fede658f824154cc0</meta:generator>
    <meta:document-statistic meta:object-count="1"/>
  </office:meta>
</office:document-meta>
</file>